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30cb" officeooo:paragraph-rsid="000f30cb"/>
    </style:style>
    <style:style style:name="P2" style:family="paragraph" style:parent-style-name="Standard">
      <style:text-properties officeooo:rsid="000fb3eb" officeooo:paragraph-rsid="000fb3eb"/>
    </style:style>
    <style:style style:name="P3" style:family="paragraph" style:parent-style-name="Standard">
      <style:text-properties officeooo:rsid="000fb3eb" officeooo:paragraph-rsid="001d3dad"/>
    </style:style>
    <style:style style:name="P4" style:family="paragraph" style:parent-style-name="Standard">
      <style:text-properties fo:font-style="italic" officeooo:rsid="000fb3eb" officeooo:paragraph-rsid="000fb3eb" style:font-style-asian="italic" style:font-style-complex="italic"/>
    </style:style>
    <style:style style:name="P5" style:family="paragraph" style:parent-style-name="Standard">
      <style:text-properties fo:font-style="italic" officeooo:rsid="000fb3eb" officeooo:paragraph-rsid="00111ea1" style:font-style-asian="italic" style:font-style-complex="italic"/>
    </style:style>
    <style:style style:name="P6" style:family="paragraph" style:parent-style-name="Standard">
      <style:text-properties fo:font-style="italic" officeooo:rsid="00131abd" officeooo:paragraph-rsid="00131abd" style:font-style-asian="italic" style:font-style-complex="italic"/>
    </style:style>
    <style:style style:name="P7" style:family="paragraph" style:parent-style-name="Standard">
      <style:text-properties fo:font-style="italic" officeooo:rsid="0014512c" officeooo:paragraph-rsid="0014512c" style:font-style-asian="italic" style:font-style-complex="italic"/>
    </style:style>
    <style:style style:name="P8" style:family="paragraph" style:parent-style-name="Standard">
      <style:text-properties fo:font-style="italic" officeooo:rsid="001460b8" officeooo:paragraph-rsid="001460b8" style:font-style-asian="italic" style:font-style-complex="italic"/>
    </style:style>
    <style:style style:name="P9" style:family="paragraph" style:parent-style-name="Standard">
      <style:text-properties fo:font-style="italic" officeooo:rsid="0019d78e" officeooo:paragraph-rsid="0019d78e" style:font-style-asian="italic" style:font-style-complex="italic"/>
    </style:style>
    <style:style style:name="P10" style:family="paragraph" style:parent-style-name="Standard">
      <style:text-properties fo:font-style="italic" officeooo:rsid="001636d5" officeooo:paragraph-rsid="001636d5" style:font-style-asian="italic" style:font-style-complex="italic"/>
    </style:style>
    <style:style style:name="P11" style:family="paragraph" style:parent-style-name="Standard">
      <style:text-properties fo:font-style="italic" officeooo:rsid="001bad57" officeooo:paragraph-rsid="001bad57" style:font-style-asian="italic" style:font-style-complex="italic"/>
    </style:style>
    <style:style style:name="P12" style:family="paragraph" style:parent-style-name="Standard">
      <style:text-properties fo:font-style="italic" officeooo:rsid="001be6b1" officeooo:paragraph-rsid="001be6b1" style:font-style-asian="italic" style:font-style-complex="italic"/>
    </style:style>
    <style:style style:name="P13" style:family="paragraph" style:parent-style-name="Standard">
      <style:text-properties fo:font-style="italic" officeooo:rsid="001e40e5" officeooo:paragraph-rsid="001e40e5" style:font-style-asian="italic" style:font-style-complex="italic"/>
    </style:style>
    <style:style style:name="P14" style:family="paragraph" style:parent-style-name="Standard">
      <style:text-properties fo:font-style="italic" officeooo:rsid="002067c4" officeooo:paragraph-rsid="002067c4" style:font-style-asian="italic" style:font-style-complex="italic"/>
    </style:style>
    <style:style style:name="P15" style:family="paragraph" style:parent-style-name="Standard">
      <style:text-properties fo:font-style="italic" officeooo:rsid="00209c62" officeooo:paragraph-rsid="00209c62" style:font-style-asian="italic" style:font-style-complex="italic"/>
    </style:style>
    <style:style style:name="P16" style:family="paragraph" style:parent-style-name="Standard">
      <style:text-properties fo:font-style="italic" officeooo:rsid="0021f76b" officeooo:paragraph-rsid="0021f76b" style:font-style-asian="italic" style:font-style-complex="italic"/>
    </style:style>
    <style:style style:name="P17" style:family="paragraph" style:parent-style-name="Standard">
      <style:text-properties fo:font-style="italic" officeooo:rsid="002821b7" officeooo:paragraph-rsid="002821b7" style:font-style-asian="italic" style:font-style-complex="italic"/>
    </style:style>
    <style:style style:name="P18" style:family="paragraph" style:parent-style-name="Standard">
      <style:text-properties fo:font-style="italic" officeooo:rsid="002b55f8" officeooo:paragraph-rsid="002b55f8" style:font-style-asian="italic" style:font-style-complex="italic"/>
    </style:style>
    <style:style style:name="P19" style:family="paragraph" style:parent-style-name="Standard">
      <style:text-properties fo:font-style="italic" officeooo:paragraph-rsid="002c7bd1" style:font-style-asian="italic" style:font-style-complex="italic"/>
    </style:style>
    <style:style style:name="P20" style:family="paragraph" style:parent-style-name="Standard">
      <style:text-properties fo:font-style="italic" officeooo:paragraph-rsid="002d05cd" style:font-style-asian="italic" style:font-style-complex="italic"/>
    </style:style>
    <style:style style:name="P21" style:family="paragraph" style:parent-style-name="Standard">
      <style:text-properties fo:font-style="italic" fo:font-weight="normal" officeooo:rsid="001fffa8" officeooo:paragraph-rsid="001fffa8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fo:font-weight="normal" officeooo:rsid="00248057" officeooo:paragraph-rsid="00248057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fo:font-weight="normal" officeooo:rsid="00274359" officeooo:paragraph-rsid="00274359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officeooo:rsid="00131abd" officeooo:paragraph-rsid="00131abd"/>
    </style:style>
    <style:style style:name="P25" style:family="paragraph" style:parent-style-name="Standard">
      <style:text-properties officeooo:rsid="0014512c" officeooo:paragraph-rsid="0014512c"/>
    </style:style>
    <style:style style:name="P26" style:family="paragraph" style:parent-style-name="Standard">
      <style:text-properties officeooo:rsid="001460b8" officeooo:paragraph-rsid="001460b8"/>
    </style:style>
    <style:style style:name="P27" style:family="paragraph" style:parent-style-name="Standard">
      <style:text-properties officeooo:rsid="001636d5" officeooo:paragraph-rsid="001636d5"/>
    </style:style>
    <style:style style:name="P28" style:family="paragraph" style:parent-style-name="Standard">
      <style:text-properties fo:font-weight="bold" officeooo:rsid="000f30cb" officeooo:paragraph-rsid="000f30cb" style:font-weight-asian="bold" style:font-weight-complex="bold"/>
    </style:style>
    <style:style style:name="P29" style:family="paragraph" style:parent-style-name="Standard">
      <style:text-properties fo:font-weight="bold" officeooo:rsid="000fb3eb" officeooo:paragraph-rsid="000fb3eb" style:font-weight-asian="bold" style:font-weight-complex="bold"/>
    </style:style>
    <style:style style:name="P30" style:family="paragraph" style:parent-style-name="Standard">
      <style:text-properties fo:font-weight="bold" officeooo:rsid="0014512c" officeooo:paragraph-rsid="0014512c" style:font-weight-asian="bold" style:font-weight-complex="bold"/>
    </style:style>
    <style:style style:name="P31" style:family="paragraph" style:parent-style-name="Standard">
      <style:text-properties fo:font-weight="bold" officeooo:rsid="001636d5" officeooo:paragraph-rsid="001636d5" style:font-weight-asian="bold" style:font-weight-complex="bold"/>
    </style:style>
    <style:style style:name="P32" style:family="paragraph" style:parent-style-name="Standard">
      <style:text-properties fo:font-weight="bold" officeooo:rsid="0019d78e" officeooo:paragraph-rsid="0019d78e" style:font-weight-asian="bold" style:font-weight-complex="bold"/>
    </style:style>
    <style:style style:name="P33" style:family="paragraph" style:parent-style-name="Standard">
      <style:text-properties fo:font-weight="bold" officeooo:rsid="0019d78e" officeooo:paragraph-rsid="001ffca2" style:font-weight-asian="bold" style:font-weight-complex="bold"/>
    </style:style>
    <style:style style:name="P34" style:family="paragraph" style:parent-style-name="Standard">
      <style:text-properties fo:font-weight="bold" officeooo:rsid="001fffa8" officeooo:paragraph-rsid="001fffa8" style:font-weight-asian="bold" style:font-weight-complex="bold"/>
    </style:style>
    <style:style style:name="P35" style:family="paragraph" style:parent-style-name="Standard">
      <style:text-properties fo:font-weight="bold" officeooo:rsid="00248057" officeooo:paragraph-rsid="00248057" style:font-weight-asian="bold" style:font-weight-complex="bold"/>
    </style:style>
    <style:style style:name="P36" style:family="paragraph" style:parent-style-name="Standard">
      <style:text-properties fo:font-weight="bold" officeooo:rsid="002b55f8" officeooo:paragraph-rsid="002b55f8" style:font-weight-asian="bold" style:font-weight-complex="bold"/>
    </style:style>
    <style:style style:name="P37" style:family="paragraph" style:parent-style-name="Standard">
      <style:text-properties fo:font-weight="bold" officeooo:rsid="001e40e5" officeooo:paragraph-rsid="001e40e5" style:font-weight-asian="bold" style:font-weight-complex="bold"/>
    </style:style>
    <style:style style:name="P38" style:family="paragraph" style:parent-style-name="Standard">
      <style:text-properties officeooo:rsid="0019d78e" officeooo:paragraph-rsid="0019d78e"/>
    </style:style>
    <style:style style:name="P39" style:family="paragraph" style:parent-style-name="Standard">
      <style:text-properties officeooo:rsid="0019d78e" officeooo:paragraph-rsid="001df058"/>
    </style:style>
    <style:style style:name="P40" style:family="paragraph" style:parent-style-name="Standard">
      <style:text-properties fo:font-weight="normal" officeooo:rsid="001ffca2" officeooo:paragraph-rsid="001ffca2" style:font-weight-asian="normal" style:font-weight-complex="normal"/>
    </style:style>
    <style:style style:name="P41" style:family="paragraph" style:parent-style-name="Standard">
      <style:text-properties fo:font-weight="normal" officeooo:rsid="001fffa8" officeooo:paragraph-rsid="001fffa8" style:font-weight-asian="normal" style:font-weight-complex="normal"/>
    </style:style>
    <style:style style:name="P42" style:family="paragraph" style:parent-style-name="Standard">
      <style:text-properties fo:font-weight="normal" officeooo:rsid="00248057" officeooo:paragraph-rsid="00248057" style:font-weight-asian="normal" style:font-weight-complex="normal"/>
    </style:style>
    <style:style style:name="P43" style:family="paragraph" style:parent-style-name="Standard">
      <style:text-properties fo:font-weight="normal" officeooo:rsid="00274359" officeooo:paragraph-rsid="00274359" style:font-weight-asian="normal" style:font-weight-complex="normal"/>
    </style:style>
    <style:style style:name="P44" style:family="paragraph" style:parent-style-name="Standard">
      <style:text-properties officeooo:rsid="001bad57" officeooo:paragraph-rsid="001bad57"/>
    </style:style>
    <style:style style:name="P45" style:family="paragraph" style:parent-style-name="Standard">
      <style:text-properties officeooo:rsid="001be6b1" officeooo:paragraph-rsid="001be6b1"/>
    </style:style>
    <style:style style:name="P46" style:family="paragraph" style:parent-style-name="Standard">
      <style:text-properties officeooo:rsid="001df058" officeooo:paragraph-rsid="001df058"/>
    </style:style>
    <style:style style:name="P47" style:family="paragraph" style:parent-style-name="Standard">
      <style:text-properties officeooo:rsid="001e40e5" officeooo:paragraph-rsid="001e40e5"/>
    </style:style>
    <style:style style:name="P48" style:family="paragraph" style:parent-style-name="Standard">
      <style:text-properties officeooo:rsid="001ffca2" officeooo:paragraph-rsid="001ffca2"/>
    </style:style>
    <style:style style:name="P49" style:family="paragraph" style:parent-style-name="Standard">
      <style:text-properties officeooo:rsid="002067c4" officeooo:paragraph-rsid="002067c4"/>
    </style:style>
    <style:style style:name="P50" style:family="paragraph" style:parent-style-name="Standard">
      <style:text-properties officeooo:rsid="00209c62" officeooo:paragraph-rsid="00209c62"/>
    </style:style>
    <style:style style:name="P51" style:family="paragraph" style:parent-style-name="Standard">
      <style:text-properties officeooo:rsid="0021f76b" officeooo:paragraph-rsid="0021f76b"/>
    </style:style>
    <style:style style:name="P52" style:family="paragraph" style:parent-style-name="Standard">
      <style:text-properties officeooo:paragraph-rsid="002821b7"/>
    </style:style>
    <style:style style:name="P53" style:family="paragraph" style:parent-style-name="Standard">
      <style:text-properties officeooo:rsid="002821b7" officeooo:paragraph-rsid="002821b7"/>
    </style:style>
    <style:style style:name="P54" style:family="paragraph" style:parent-style-name="Standard">
      <style:text-properties officeooo:rsid="002b55f8" officeooo:paragraph-rsid="002b55f8"/>
    </style:style>
    <style:style style:name="P55" style:family="paragraph" style:parent-style-name="Standard">
      <style:text-properties officeooo:rsid="002c7bd1" officeooo:paragraph-rsid="002c7bd1"/>
    </style:style>
    <style:style style:name="P56" style:family="paragraph" style:parent-style-name="Standard">
      <style:text-properties officeooo:paragraph-rsid="002d05cd"/>
    </style:style>
    <style:style style:name="P57" style:family="paragraph" style:parent-style-name="Standard">
      <style:text-properties fo:color="#000000" style:font-name="Times New Roman" fo:font-size="12pt" officeooo:paragraph-rsid="002e6cb2" style:font-size-asian="12pt" style:font-size-complex="12pt"/>
    </style:style>
    <style:style style:name="P58" style:family="paragraph" style:parent-style-name="Standard">
      <style:text-properties fo:color="#000000" style:font-name="Times New Roman" fo:font-size="12pt" officeooo:rsid="0031f69c" officeooo:paragraph-rsid="0031f69c" style:font-size-asian="12pt" style:font-size-complex="12pt"/>
    </style:style>
    <style:style style:name="P59" style:family="paragraph" style:parent-style-name="Standard">
      <style:text-properties fo:color="#000000" style:font-name="Times New Roman" fo:font-size="12pt" officeooo:rsid="003293fe" officeooo:paragraph-rsid="003293fe" style:font-size-asian="12pt" style:font-size-complex="12pt"/>
    </style:style>
    <style:style style:name="P60" style:family="paragraph" style:parent-style-name="Standard">
      <style:text-properties fo:color="#000000" style:font-name="Times New Roman" fo:font-size="12pt" officeooo:rsid="0036bce7" officeooo:paragraph-rsid="0036bce7" style:font-size-asian="12pt" style:font-size-complex="12pt"/>
    </style:style>
    <style:style style:name="P61" style:family="paragraph" style:parent-style-name="Standard">
      <style:text-properties fo:color="#000000" style:font-name="Times New Roman" fo:font-size="12pt" officeooo:rsid="00383cb9" officeooo:paragraph-rsid="00383cb9" style:font-size-asian="12pt" style:font-size-complex="12pt"/>
    </style:style>
    <style:style style:name="P62" style:family="paragraph" style:parent-style-name="Standard">
      <style:text-properties fo:color="#000000" style:font-name="Times New Roman" fo:font-size="12pt" fo:font-style="italic" officeooo:paragraph-rsid="002e6cb2" style:font-size-asian="12pt" style:font-style-asian="italic" style:font-size-complex="12pt" style:font-style-complex="italic"/>
    </style:style>
    <style:style style:name="P63" style:family="paragraph" style:parent-style-name="Standard">
      <style:text-properties fo:color="#000000" style:font-name="Times New Roman" fo:font-size="12pt" fo:font-style="italic" officeooo:rsid="0031f69c" officeooo:paragraph-rsid="0031f69c" style:font-size-asian="12pt" style:font-style-asian="italic" style:font-size-complex="12pt" style:font-style-complex="italic"/>
    </style:style>
    <style:style style:name="P64" style:family="paragraph" style:parent-style-name="Standard">
      <style:text-properties fo:color="#000000" style:font-name="Times New Roman" fo:font-size="12pt" fo:font-style="italic" officeooo:rsid="003293fe" officeooo:paragraph-rsid="003293fe" style:font-size-asian="12pt" style:font-style-asian="italic" style:font-size-complex="12pt" style:font-style-complex="italic"/>
    </style:style>
    <style:style style:name="P65" style:family="paragraph" style:parent-style-name="Standard">
      <style:text-properties fo:color="#000000" style:font-name="Times New Roman" fo:font-size="12pt" fo:font-style="italic" officeooo:rsid="0036bce7" officeooo:paragraph-rsid="0036bce7" style:font-size-asian="12pt" style:font-style-asian="italic" style:font-size-complex="12pt" style:font-style-complex="italic"/>
    </style:style>
    <style:style style:name="P66" style:family="paragraph" style:parent-style-name="Standard">
      <style:text-properties fo:color="#000000" style:font-name="Times New Roman" fo:font-size="12pt" fo:font-style="italic" officeooo:rsid="00383cb9" officeooo:paragraph-rsid="00383cb9" style:font-size-asian="12pt" style:font-style-asian="italic" style:font-size-complex="12pt" style:font-style-complex="italic"/>
    </style:style>
    <style:style style:name="P67" style:family="paragraph" style:parent-style-name="Standard">
      <style:text-properties fo:color="#000000" style:font-name="Times New Roman" fo:font-size="12pt" fo:font-style="italic" officeooo:rsid="003888e0" officeooo:paragraph-rsid="003888e0" style:font-size-asian="12pt" style:font-style-asian="italic" style:font-size-complex="12pt" style:font-style-complex="italic"/>
    </style:style>
    <style:style style:name="P68" style:family="paragraph" style:parent-style-name="Standard">
      <style:text-properties fo:color="#000000" style:font-name="Times New Roman" fo:font-size="12pt" fo:font-style="italic" officeooo:rsid="00396c8e" officeooo:paragraph-rsid="00396c8e" style:font-size-asian="12pt" style:font-style-asian="italic" style:font-size-complex="12pt" style:font-style-complex="italic"/>
    </style:style>
    <style:style style:name="P69" style:family="paragraph" style:parent-style-name="Standard">
      <style:text-properties fo:color="#000000" style:font-name="Times New Roman" fo:font-size="12pt" fo:font-style="italic" officeooo:rsid="003b328c" officeooo:paragraph-rsid="003b328c" style:font-size-asian="12pt" style:font-style-asian="italic" style:font-size-complex="12pt" style:font-style-complex="italic"/>
    </style:style>
    <style:style style:name="P70" style:family="paragraph" style:parent-style-name="Standard">
      <style:text-properties fo:color="#000000" style:font-name="Times New Roman" fo:font-size="12pt" fo:font-weight="bold" officeooo:rsid="0031f69c" officeooo:paragraph-rsid="0031f69c" style:font-size-asian="12pt" style:font-weight-asian="bold" style:font-size-complex="12pt" style:font-weight-complex="bold"/>
    </style:style>
    <style:style style:name="P71" style:family="paragraph" style:parent-style-name="Standard">
      <style:text-properties fo:color="#000000" style:font-name="Times New Roman" fo:font-size="12pt" fo:font-weight="bold" officeooo:rsid="003293fe" officeooo:paragraph-rsid="003293fe" style:font-size-asian="12pt" style:font-weight-asian="bold" style:font-size-complex="12pt" style:font-weight-complex="bold"/>
    </style:style>
    <style:style style:name="P72" style:family="paragraph" style:parent-style-name="Standard">
      <style:text-properties fo:color="#000000" style:font-name="Times New Roman" fo:font-size="12pt" fo:font-style="normal" officeooo:rsid="003293fe" officeooo:paragraph-rsid="003293fe" style:font-size-asian="12pt" style:font-style-asian="normal" style:font-size-complex="12pt" style:font-style-complex="normal"/>
    </style:style>
    <style:style style:name="P73" style:family="paragraph" style:parent-style-name="Standard">
      <style:text-properties fo:color="#000000" style:font-name="Times New Roman" fo:font-size="12pt" fo:font-style="normal" officeooo:rsid="0036bce7" officeooo:paragraph-rsid="0036bce7" style:font-size-asian="12pt" style:font-style-asian="normal" style:font-size-complex="12pt" style:font-style-complex="normal"/>
    </style:style>
    <style:style style:name="P74" style:family="paragraph" style:parent-style-name="Standard">
      <style:text-properties fo:color="#000000" style:font-name="Times New Roman" fo:font-size="12pt" fo:font-style="normal" officeooo:rsid="003b328c" officeooo:paragraph-rsid="003b328c" style:font-size-asian="12pt" style:font-style-asian="normal" style:font-size-complex="12pt" style:font-style-complex="normal"/>
    </style:style>
    <style:style style:name="P75" style:family="paragraph" style:parent-style-name="Standard">
      <style:text-properties fo:color="#000000" style:font-name="Times New Roman" fo:font-size="12pt" fo:font-style="normal" fo:font-weight="bold" officeooo:rsid="0036bce7" officeooo:paragraph-rsid="0036bce7" style:font-size-asian="12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text-properties fo:font-weight="normal" officeooo:rsid="002821b7" officeooo:paragraph-rsid="002821b7" style:font-weight-asian="normal" style:font-weight-complex="normal"/>
    </style:style>
    <style:style style:name="P77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2b55f8" officeooo:paragraph-rsid="002b55f8" style:font-size-asian="12pt" style:font-size-complex="12pt"/>
    </style:style>
    <style:style style:name="P78" style:family="paragraph" style:parent-style-name="Standard">
      <style:text-properties fo:color="#000000" style:font-name="Times New Roman" fo:font-size="12pt" officeooo:paragraph-rsid="002985a4" style:font-size-asian="12pt" style:font-size-complex="12pt"/>
    </style:style>
    <style:style style:name="P79" style:family="paragraph" style:parent-style-name="Standard">
      <style:text-properties fo:color="#000000" style:font-name="Times New Roman" fo:font-size="12pt" officeooo:rsid="002d05cd" officeooo:paragraph-rsid="002d05cd" style:font-size-asian="12pt" style:font-size-complex="12pt"/>
    </style:style>
    <style:style style:name="P80" style:family="paragraph" style:parent-style-name="Standard">
      <style:text-properties fo:color="#000000" style:font-name="Times New Roman" fo:font-size="12pt" fo:font-style="normal" officeooo:rsid="003d752c" officeooo:paragraph-rsid="003d752c" style:font-size-asian="12pt" style:font-style-asian="normal" style:font-size-complex="12pt" style:font-style-complex="normal"/>
    </style:style>
    <style:style style:name="P81" style:family="paragraph" style:parent-style-name="Standard">
      <style:text-properties fo:color="#000000" style:font-name="Times New Roman" fo:font-size="12pt" fo:font-style="italic" officeooo:rsid="003d752c" officeooo:paragraph-rsid="003d752c" style:font-size-asian="12pt" style:font-style-asian="italic" style:font-size-complex="12pt" style:font-style-complex="italic"/>
    </style:style>
    <style:style style:name="T1" style:family="text">
      <style:text-properties fo:color="#ce181e"/>
    </style:style>
    <style:style style:name="T2" style:family="text">
      <style:text-properties officeooo:rsid="00111ea1"/>
    </style:style>
    <style:style style:name="T3" style:family="text">
      <style:text-properties officeooo:rsid="001bad57"/>
    </style:style>
    <style:style style:name="T4" style:family="text">
      <style:text-properties officeooo:rsid="001be6b1"/>
    </style:style>
    <style:style style:name="T5" style:family="text">
      <style:text-properties officeooo:rsid="001d3dad"/>
    </style:style>
    <style:style style:name="T6" style:family="text">
      <style:text-properties officeooo:rsid="001df058"/>
    </style:style>
    <style:style style:name="T7" style:family="text">
      <style:text-properties fo:background-color="transparent" loext:char-shading-value="0"/>
    </style:style>
    <style:style style:name="T8" style:family="text">
      <style:text-properties fo:font-weight="normal" officeooo:rsid="001ffca2" style:font-weight-asian="normal" style:font-weight-complex="normal"/>
    </style:style>
    <style:style style:name="T9" style:family="text">
      <style:text-properties officeooo:rsid="00257494"/>
    </style:style>
    <style:style style:name="T10" style:family="text">
      <style:text-properties officeooo:rsid="00274359"/>
    </style:style>
    <style:style style:name="T11" style:family="text">
      <style:text-properties officeooo:rsid="002821b7"/>
    </style:style>
    <style:style style:name="T12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normal" officeooo:rsid="002b8c48" style:font-size-asian="12pt" style:font-size-complex="12pt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officeooo:rsid="002985a4" style:font-size-asian="12pt" style:font-size-complex="12pt"/>
    </style:style>
    <style:style style:name="T15" style:family="text">
      <style:text-properties fo:font-variant="normal" fo:text-transform="none" fo:color="#000000" style:font-name="Times New Roman" fo:font-size="12pt" fo:letter-spacing="normal" fo:font-style="normal" officeooo:rsid="003293fe" style:font-size-asian="12pt" style:font-size-complex="12pt"/>
    </style:style>
    <style:style style:name="T16" style:family="text">
      <style:text-properties fo:font-variant="normal" fo:text-transform="none" fo:color="#000000" style:font-name="Times New Roman" fo:font-size="12pt" fo:letter-spacing="normal" fo:font-weight="normal" style:font-size-asian="12pt" style:font-size-complex="12pt"/>
    </style:style>
    <style:style style:name="T17" style:family="text">
      <style:text-properties fo:font-variant="normal" fo:text-transform="none" fo:color="#000000" style:font-name="Times New Roman" fo:font-size="12pt" fo:letter-spacing="normal" fo:font-weight="normal" officeooo:rsid="002c7bd1" style:font-size-asian="12pt" style:font-size-complex="12pt"/>
    </style:style>
    <style:style style:name="T18" style:family="text">
      <style:text-properties fo:font-variant="normal" fo:text-transform="none" fo:letter-spacing="normal" fo:font-weight="normal"/>
    </style:style>
    <style:style style:name="T19" style:family="text">
      <style:text-properties fo:color="#000000" style:font-name="Times New Roman" fo:font-size="12pt" style:font-size-asian="12pt" style:font-size-complex="12pt"/>
    </style:style>
    <style:style style:name="T20" style:family="text">
      <style:text-properties fo:color="#000000" style:font-name="Times New Roman" fo:font-size="12pt" officeooo:rsid="002c7bd1" style:font-size-asian="12pt" style:font-size-complex="12pt"/>
    </style:style>
    <style:style style:name="T21" style:family="text">
      <style:text-properties fo:color="#000000" style:font-name="Times New Roman" fo:font-size="12pt" officeooo:rsid="002d05cd" style:font-size-asian="12pt" style:font-size-complex="12pt"/>
    </style:style>
    <style:style style:name="T22" style:family="text">
      <style:text-properties officeooo:rsid="002c7bd1"/>
    </style:style>
    <style:style style:name="T23" style:family="text">
      <style:text-properties officeooo:rsid="002e6cb2"/>
    </style:style>
    <style:style style:name="T24" style:family="text">
      <style:text-properties officeooo:rsid="003293fe"/>
    </style:style>
    <style:style style:name="T25" style:family="text">
      <style:text-properties officeooo:rsid="00394e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# <text:span text:style-name="T24">SIMPLE SELECTION</text:span></text:p>
      <text:p text:style-name="P1"/>
      <text:p text:style-name="P1">SELECT <text:span text:style-name="T1">something</text:span> FROM <text:span text:style-name="T7">table</text:span></text:p>
      <text:p text:style-name="P1"/>
      <text:p text:style-name="P1">As <text:span text:style-name="T1">something</text:span> we can put:</text:p>
      <text:p text:style-name="P1"><text:span text:style-name="T1">*</text:span> <text:s/>- everything</text:p>
      <text:p text:style-name="P1"><text:span text:style-name="T1">sum</text:span>(name_of_column) – sum of numbers in column</text:p>
      <text:p text:style-name="P1"><text:span text:style-name="T1">avg</text:span>(name_of_column) – counts the average of numbers</text:p>
      <text:p text:style-name="P1"/>
      <text:p text:style-name="P1">Using '<text:span text:style-name="T1">,</text:span>' we can add couple of columns</text:p>
      <text:p text:style-name="P1"/>
      <text:p text:style-name="P46">COALESCE(title, 'some text') AS Title – changing null values to something and naming the column</text:p>
      <text:p text:style-name="P46"/>
      <text:p text:style-name="P37"># <text:span text:style-name="T24">CREATING TABLES</text:span></text:p>
      <text:p text:style-name="P47"/>
      <text:p text:style-name="P13">1. Creating a table with integer values</text:p>
      <text:p text:style-name="P47"/>
      <text:p text:style-name="P47">CREATE TABLE "TableA" (id INT);</text:p>
      <text:p text:style-name="P47">CREATE TABLE "TableB" (id INT);</text:p>
      <text:p text:style-name="P47"/>
      <text:p text:style-name="P13">2. Inserting data to tables</text:p>
      <text:p text:style-name="P47"/>
      <text:p text:style-name="P47">INSERT INTO "TableA" Values (1);</text:p>
      <text:p text:style-name="P47">INSERT INTO "TableA" Values (2);</text:p>
      <text:p text:style-name="P47">INSERT INTO "TableA" Values (3);</text:p>
      <text:p text:style-name="P47">INSERT INTO "TableB" Values (1);</text:p>
      <text:p text:style-name="P47">INSERT INTO "TableB" Values (2);</text:p>
      <text:p text:style-name="P47"/>
      <text:p text:style-name="P47"/>
      <text:p text:style-name="P29"># <text:span text:style-name="T24">DATE AND TIME</text:span></text:p>
      <text:p text:style-name="P2"/>
      <text:p text:style-name="P4">Example (getting age from birth date an finding ppl over 60):</text:p>
      <text:p text:style-name="P4"/>
      <text:p text:style-name="P2"><text:span text:style-name="T5">SELECT</text:span> AGE(birth_date), * <text:span text:style-name="T5">FROM</text:span> "public"."employees"</text:p>
      <text:p text:style-name="P2"><text:span text:style-name="T5">WHERE</text:span> (extract (YEAR FROM AGE(birth_date))) &gt; 60</text:p>
      <text:p text:style-name="P2"/>
      <text:p text:style-name="P4">Example ( how many employees were hired in February):</text:p>
      <text:p text:style-name="P2"/>
      <text:p text:style-name="P2"><text:span text:style-name="T5">SELECT</text:span> count(hire_date) <text:span text:style-name="T5">FROM</text:span> "public"."employees"</text:p>
      <text:p text:style-name="P2"><text:span text:style-name="T5">WHERE</text:span> extract(month from hire_date) = 2</text:p>
      <text:p text:style-name="P2"/>
      <text:p text:style-name="P5">Example ( how many employees were <text:span text:style-name="T2">born</text:span> in <text:span text:style-name="T2">November</text:span>):</text:p>
      <text:p text:style-name="P2"/>
      <text:p text:style-name="P3"><text:span text:style-name="T5">SELECT</text:span> count(birth_date) <text:span text:style-name="T5">FROM</text:span> "public"."employees"</text:p>
      <text:p text:style-name="P2"><text:span text:style-name="T5">WHERE</text:span> extract(month from birth_date) = 11</text:p>
      <text:p text:style-name="P2"/>
      <text:p text:style-name="P6">Example (how many orders were made in Janury of 2004):</text:p>
      <text:p text:style-name="P24"/>
      <text:p text:style-name="P24">SELECT COUNT(orderid) FROM orders</text:p>
      <text:p text:style-name="P24">WHERE DATE_TRUNC('month', orderdate) = date '2004-01-01';</text:p>
      <text:p text:style-name="P24"/>
      <text:p text:style-name="P24"/>
      <text:p text:style-name="P30"><text:soft-page-break/># <text:span text:style-name="T24">SORTING DATA</text:span></text:p>
      <text:p text:style-name="P25"/>
      <text:p text:style-name="P7">Example (sorting with descending order)</text:p>
      <text:p text:style-name="P25"/>
      <text:p text:style-name="P25"><text:span text:style-name="T5">SELECT</text:span> first_name, last_name <text:span text:style-name="T5">FROM</text:span> "public"."employees"</text:p>
      <text:p text:style-name="P25"><text:span text:style-name="T5">ORDER BY</text:span> first_name DESC, last_name <text:span text:style-name="T5">DESC</text:span></text:p>
      <text:p text:style-name="P25"/>
      <text:p text:style-name="P7">Example (sorting with length)</text:p>
      <text:p text:style-name="P7"/>
      <text:p text:style-name="P25"><text:span text:style-name="T5">SELECT</text:span> * <text:span text:style-name="T5">FROM</text:span> "public"."employees"</text:p>
      <text:p text:style-name="P25"><text:span text:style-name="T5">ORDER BY</text:span> Length(last_name) <text:span text:style-name="T5">DESC</text:span></text:p>
      <text:p text:style-name="P25"/>
      <text:p text:style-name="P25"/>
      <text:p text:style-name="P8">Example (sorting by hire_date names which starts with k)</text:p>
      <text:p text:style-name="P8">'k%' - starts with k</text:p>
      <text:p text:style-name="P8">'_k%' - one letter before k</text:p>
      <text:p text:style-name="P8">'%m' – ends with m</text:p>
      <text:p text:style-name="P8">'%m__%' - at least 2 characters after m</text:p>
      <text:p text:style-name="P26"/>
      <text:p text:style-name="P25"><text:span text:style-name="T5">SELECT</text:span> * <text:span text:style-name="T5">FROM</text:span> "public"."employees"</text:p>
      <text:p text:style-name="P25"><text:span text:style-name="T5">WHERE</text:span> first_name ilike 'k%'</text:p>
      <text:p text:style-name="P25"><text:span text:style-name="T5">ORDER BY</text:span> hire_date</text:p>
      <text:p text:style-name="P25"/>
      <text:p text:style-name="P25"/>
      <text:p text:style-name="P31"># <text:span text:style-name="T24">INNER JOIN</text:span></text:p>
      <text:p text:style-name="P27"/>
      <text:p text:style-name="P10">Example (joining tables with inner join)</text:p>
      <text:p text:style-name="P27"/>
      <text:p text:style-name="P27"><text:span text:style-name="T5">SELECT</text:span> a.emp_no, CONCAT(a.first_name, a.last_name) <text:span text:style-name="T5">AS</text:span> "name", b.salary</text:p>
      <text:p text:style-name="P27">FROM employees <text:span text:style-name="T5">AS</text:span> a</text:p>
      <text:p text:style-name="P27"><text:span text:style-name="T5">INNER JOIN</text:span> salaries <text:span text:style-name="T5">AS</text:span> b <text:span text:style-name="T5">ON</text:span> b.emp_no = a.emp_no</text:p>
      <text:p text:style-name="P27">INNER JOIN titles <text:span text:style-name="T5">AS</text:span> c</text:p>
      <text:p text:style-name="P27"><text:span text:style-name="T5">ON</text:span> c.emp_no = a.emp_no <text:span text:style-name="T5">AND</text:span> (</text:p>
      <text:p text:style-name="P27">c.from_date = (b.from_date + interval '2 days') <text:span text:style-name="T5">OR</text:span></text:p>
      <text:p text:style-name="P27">c.from_date = b.from_date</text:p>
      <text:p text:style-name="P27">)</text:p>
      <text:p text:style-name="P27"><text:span text:style-name="T6">ORDER BY</text:span> a.emp_no ASC </text:p>
      <text:p text:style-name="P27"/>
      <text:p text:style-name="P11">Example (getting a salary with change of title <text:span text:style-name="T4">and original salary</text:span>)</text:p>
      <text:p text:style-name="P44"/>
      <text:p text:style-name="P44"><text:span text:style-name="T6">SELECT</text:span> a.emp_no, b.salary, c.title</text:p>
      <text:p text:style-name="P44"><text:span text:style-name="T6">FROM</text:span> employees <text:span text:style-name="T6">AS</text:span> a</text:p>
      <text:p text:style-name="P44"><text:span text:style-name="T6">INNER JOIN</text:span> salaries <text:span text:style-name="T6">AS</text:span> b <text:span text:style-name="T6">ON</text:span> b.emp_no = a.emp_no</text:p>
      <text:p text:style-name="P44"><text:span text:style-name="T6">INNER JOIN</text:span> titles <text:span text:style-name="T6">AS</text:span> c <text:span text:style-name="T6">ON</text:span> c.emp_no = a.emp_no</text:p>
      <text:p text:style-name="P44"><text:span text:style-name="T6">AND</text:span> (c.from_date = b.from_date <text:span text:style-name="T6">OR</text:span> c.from_date = b.from_date + interval '2 days')</text:p>
      <text:p text:style-name="P44"><text:span text:style-name="T6">ORDER BY</text:span> a.emp_no</text:p>
      <text:p text:style-name="P44"/>
      <text:p text:style-name="P14">Example (getting all <text:s/>orders from clients from Ohio, NY and Oregon ordered by orderid)</text:p>
      <text:p text:style-name="P14"/>
      <text:p text:style-name="P49">SELECT * FROM orders AS o</text:p>
      <text:p text:style-name="P49">INNER JOIN customers AS c ON o.customerid = c.customerid</text:p>
      <text:p text:style-name="P49">WHERE c.state IN ('OH', 'NY', 'OR')</text:p>
      <text:p text:style-name="P49"><text:soft-page-break/>ORDER BY o.orderid</text:p>
      <text:p text:style-name="P44"/>
      <text:p text:style-name="P15">Example (getting inventory of each product)</text:p>
      <text:p text:style-name="P50"/>
      <text:p text:style-name="P50">SELECT i.prod_id, p.title, i.quan_in_stock, i.sales from inventory AS i</text:p>
      <text:p text:style-name="P50">INNER JOIN products AS p on i.prod_id = p.prod_id</text:p>
      <text:p text:style-name="P50">ORDER BY i.prod_id</text:p>
      <text:p text:style-name="P50"/>
      <text:p text:style-name="P16">Example (getting all employees with the departments they work in)</text:p>
      <text:p text:style-name="P51"/>
      <text:p text:style-name="P51">SELECT e.emp_no, e.first_name, e.last_name, de.dept_no, d.dept_name From employees AS e </text:p>
      <text:p text:style-name="P51">INNER JOIN dept_emp AS de ON e.emp_no = de.emp_no</text:p>
      <text:p text:style-name="P51">INNER JOIN departments AS d ON de.dept_no = d.dept_no</text:p>
      <text:p text:style-name="P51">ORDER BY e.emp_no</text:p>
      <text:p text:style-name="P44"/>
      <text:p text:style-name="P44"/>
      <text:p text:style-name="P32"># <text:span text:style-name="T24">LEFT JOIN</text:span></text:p>
      <text:p text:style-name="P48"><text:tab/>It adds the data that don't have a match from the first table given (so before LEFT JOIN command)</text:p>
      <text:p text:style-name="P48"/>
      <text:p text:style-name="P48"/>
      <text:p text:style-name="P9">Example(How many employees aren't managers?)</text:p>
      <text:p text:style-name="P38"/>
      <text:p text:style-name="P38"><text:span text:style-name="T6">SELECT</text:span> count(employees.emp_no)</text:p>
      <text:p text:style-name="P38"><text:span text:style-name="T6">FROM</text:span> employees</text:p>
      <text:p text:style-name="P39"><text:span text:style-name="T3">LEFT JOIN</text:span> dept_manager <text:span text:style-name="T3">ON</text:span> employees.emp_no = dept_manager.emp_no</text:p>
      <text:p text:style-name="P39"><text:span text:style-name="T6">WHERE</text:span> dept_manager.emp_no <text:span text:style-name="T3">IS</text:span> <text:span text:style-name="T3">NULL</text:span></text:p>
      <text:p text:style-name="P38"/>
      <text:p text:style-name="P12">Example (getting all of the raises <text:span text:style-name="T5">with or withour promotion)</text:span></text:p>
      <text:p text:style-name="P45"/>
      <text:p text:style-name="P45"><text:span text:style-name="T6">SELECT</text:span> a.emp_no, b.salary, coalesce(c.title, 'No promotion') <text:span text:style-name="T6">AS</text:span> Title</text:p>
      <text:p text:style-name="P45"><text:span text:style-name="T6">FROM</text:span> employees <text:span text:style-name="T6">AS</text:span> a</text:p>
      <text:p text:style-name="P45"><text:span text:style-name="T6">INNER JOIN</text:span> salaries <text:span text:style-name="T6">AS</text:span> b on b.emp_no = a.emp_no</text:p>
      <text:p text:style-name="P45"><text:span text:style-name="T6">LEFT JOIN</text:span> titles <text:span text:style-name="T6">AS</text:span> c on c.emp_no = a.emp_no</text:p>
      <text:p text:style-name="P45"><text:span text:style-name="T6">AND</text:span> (c.from_date = b.from_date or c.from_date = b.from_date + interval '2 days')</text:p>
      <text:p text:style-name="P45"><text:span text:style-name="T6">ORDER BY</text:span> a.emp_no</text:p>
      <text:p text:style-name="P45"/>
      <text:p text:style-name="P45"/>
      <text:p text:style-name="P32"># <text:span text:style-name="T24">RIGHT JOIN</text:span></text:p>
      <text:p text:style-name="P33"><text:tab/><text:span text:style-name="T8">It adds the data that don't have a match from the second table given (so after the RIGHT JOIN command)</text:span></text:p>
      <text:p text:style-name="P40"/>
      <text:p text:style-name="P40"/>
      <text:p text:style-name="P34"># <text:span text:style-name="T24">FULL JOIN</text:span></text:p>
      <text:p text:style-name="P41"><text:tab/>It adds all the data and where there is no matching element it puts NULL</text:p>
      <text:p text:style-name="P41"/>
      <text:p text:style-name="P21">Example </text:p>
      <text:p text:style-name="P41"/>
      <text:p text:style-name="P41">SELECT * FROM "TableA" AS a</text:p>
      <text:p text:style-name="P41">FULL JOIN "TableB" AS b ON a.id = b.id;</text:p>
      <text:p text:style-name="P40"/>
      <text:p text:style-name="P40"/>
      <text:p text:style-name="P35"><text:soft-page-break/># <text:span text:style-name="T24">GROUP BY</text:span></text:p>
      <text:p text:style-name="P42"><text:tab/>This is making some groups that we could <text:span text:style-name="T9">apply</text:span> functions like count <text:span text:style-name="T9">against</text:span> those groups <text:span text:style-name="T9">rather than the entire table</text:span>; without that we are getting an error)</text:p>
      <text:p text:style-name="P42"/>
      <text:p text:style-name="P22">Example <text:span text:style-name="T10">(how many employees are there in departments?)</text:span></text:p>
      <text:p text:style-name="P42"/>
      <text:p text:style-name="P42">SELECT dept_no, COUNT(emp_no)</text:p>
      <text:p text:style-name="P42">FROM dept_emp</text:p>
      <text:p text:style-name="P42">GROUP BY dept_no</text:p>
      <text:p text:style-name="P42"/>
      <text:p text:style-name="P23">Example (how many employees were hired in specific date?)</text:p>
      <text:p text:style-name="P43"/>
      <text:p text:style-name="P43">SELECT hire_date, COUNT(emp_no)</text:p>
      <text:p text:style-name="P43">FROM employees </text:p>
      <text:p text:style-name="P43">GROUP BY hire_date</text:p>
      <text:p text:style-name="P43">ORDER BY by count</text:p>
      <text:p text:style-name="P43"/>
      <text:p text:style-name="P76">Example (alle the employees hired after 1991 and count the amount of positions they've had)</text:p>
      <text:p text:style-name="P76"/>
      <text:p text:style-name="P76">SELECT e.emp_no, count(t.title) </text:p>
      <text:p text:style-name="P52"><text:span text:style-name="T11">FROM</text:span> employees <text:span text:style-name="T11">AS</text:span> e</text:p>
      <text:p text:style-name="P52"><text:span text:style-name="T11">JOIN</text:span> titles <text:span text:style-name="T11">AS</text:span> t <text:span text:style-name="T11">ON</text:span> e.emp_no = t.emp_no</text:p>
      <text:p text:style-name="P52"><text:span text:style-name="T11">WHERE</text:span> date_trunc('year', e.hire_date) &gt;= date '1991-01-01'</text:p>
      <text:p text:style-name="P52"><text:span text:style-name="T11">GROUP BY</text:span> e.emp_no</text:p>
      <text:p text:style-name="P52"><text:span text:style-name="T11">ORDER BY</text:span> e.emp_no</text:p>
      <text:p text:style-name="P52"/>
      <text:p text:style-name="P17">or we can write it like ....</text:p>
      <text:p text:style-name="P53"/>
      <text:p text:style-name="P53">SELECT e.emp_no, count(t.title) as "amount of titles"</text:p>
      <text:p text:style-name="P53">FROM employees as e</text:p>
      <text:p text:style-name="P53">JOIN titles as t USING(emp_no)</text:p>
      <text:p text:style-name="P53">WHERE EXTRACT (YEAR FROM e.hire_date) &gt; 1991</text:p>
      <text:p text:style-name="P53">GROUP BY e.emp_no</text:p>
      <text:p text:style-name="P53">ORDER BY e.emp_no;</text:p>
      <text:p text:style-name="P53"/>
      <text:p text:style-name="P36"><text:span text:style-name="T14"># </text:span><text:span text:style-name="T15">HAVING</text:span></text:p>
      <text:p text:style-name="P54"><text:span text:style-name="T12"><text:tab/></text:span><text:span text:style-name="T13">Filter against groups and it is allowed to use aggregate functions (we can't do this with WHERE)</text:span></text:p>
      <text:p text:style-name="P77"/>
      <text:p text:style-name="P18"><text:span text:style-name="T16">Example </text:span><text:span text:style-name="T17">(Show number of employees in departments where there is more than 25000 ppl with gender "F")</text:span></text:p>
      <text:p text:style-name="P77"/>
      <text:p text:style-name="P77">SELECT d.dept_name, COUNT(e.emp_no) AS "Number of employees"</text:p>
      <text:p text:style-name="P54">FROM employees AS e</text:p>
      <text:p text:style-name="P54">INNER JOIN dept_emp AS de ON de.emp_no = e.emp_no</text:p>
      <text:p text:style-name="P54">INNER JOIN departments AS d ON de.dept_no = d.dept_no</text:p>
      <text:p text:style-name="P54">WHERE e.gender = 'F'</text:p>
      <text:p text:style-name="P54">GROUP BY d.dept_name</text:p>
      <text:p text:style-name="P54">HAVING count(e.emp_no) &gt; 25000</text:p>
      <text:p text:style-name="P54"/>
      <text:p text:style-name="P19"><text:span text:style-name="T22">Example </text:span><text:span text:style-name="T20">(</text:span><text:span text:style-name="T16">Show all the employees, hired after 1991, that have had more than 2 titles</text:span><text:span text:style-name="T19"> </text:span><text:span text:style-name="T20">)</text:span></text:p>
      <text:p text:style-name="P55"/>
      <text:p text:style-name="P55"><text:soft-page-break/>SELECT e.emp_no, e.first_name, e.last_name, count(t.title) AS "Number of titles"</text:p>
      <text:p text:style-name="P55">FROM employees as e</text:p>
      <text:p text:style-name="P55">JOIN titles as t ON e.emp_no = t.emp_no</text:p>
      <text:p text:style-name="P55">WHERE EXTRACT(YEAR FROM e.hire_date) &gt; 1991</text:p>
      <text:p text:style-name="P55">GROUP BY e.emp_no</text:p>
      <text:p text:style-name="P55">HAVING COUNT(t.title) &gt; 2</text:p>
      <text:p text:style-name="P55">ORDER BY e.emp_no</text:p>
      <text:p text:style-name="P78"><text:s/></text:p>
      <text:p text:style-name="P20"><text:span text:style-name="T21">Example (</text:span><text:span text:style-name="T16">Show all the employees that have had more than 15 salary changes that work in the department development</text:span><text:span text:style-name="T19"> </text:span><text:span text:style-name="T21">)</text:span></text:p>
      <text:p text:style-name="P79"/>
      <text:p text:style-name="P79">SELECT e.emp_no, e.first_name, e.last_name, COUNT(s.salary) AS "Changes of salary"</text:p>
      <text:p text:style-name="P56">FROM employees as e</text:p>
      <text:p text:style-name="P56">JOIN salaries as s ON e.emp_no = s.emp_no</text:p>
      <text:p text:style-name="P56">JOIN dept_emp AS d ON e.emp_no = d.emp_no</text:p>
      <text:p text:style-name="P56">WHERE d.dept_no = 'd005'</text:p>
      <text:p text:style-name="P56">GROUP BY e.emp_no</text:p>
      <text:p text:style-name="P56">HAVING COUNT(s.salary) &gt; 15</text:p>
      <text:p text:style-name="P56">ORDER BY emp_no </text:p>
      <text:p text:style-name="P56"/>
      <text:p text:style-name="P62"><text:span text:style-name="T23">Example ( </text:span><text:span text:style-name="T18">Show me all the employees that have worked for multiple departments</text:span> <text:s/><text:span text:style-name="T23">)</text:span></text:p>
      <text:p text:style-name="P57"/>
      <text:p text:style-name="P57">SELECT e.emp_no, e.first_name, e.last_name, COUNT(d.dept_no) AS "Number of departments"</text:p>
      <text:p text:style-name="P57">FROM employees AS e</text:p>
      <text:p text:style-name="P57">JOIN dept_emp AS d ON e.emp_no = d.emp_no</text:p>
      <text:p text:style-name="P57">GROUP BY e.emp_no</text:p>
      <text:p text:style-name="P57">HAVING COUNT(d.dept_no)&gt;1</text:p>
      <text:p text:style-name="P57">ORDER BY e.emp_no</text:p>
      <text:p text:style-name="P57"/>
      <text:p text:style-name="P70">#<text:span text:style-name="T24">UNION</text:span></text:p>
      <text:p text:style-name="P58"><text:tab/> Joins SELECT statements into one table as an output</text:p>
      <text:p text:style-name="P58"/>
      <text:p text:style-name="P63">Example </text:p>
      <text:p text:style-name="P58"/>
      <text:p text:style-name="P58">SELECT NULL AS "prod_id", sum(ol.quantity)</text:p>
      <text:p text:style-name="P58">FROM orderlines AS ol</text:p>
      <text:p text:style-name="P58"/>
      <text:p text:style-name="P58">UNION </text:p>
      <text:p text:style-name="P58"/>
      <text:p text:style-name="P58">SELECT prod_id AS "prod_id", sum(ol.quantity)</text:p>
      <text:p text:style-name="P58">FROM orderlines AS ol</text:p>
      <text:p text:style-name="P58">GROUP BY prod_id</text:p>
      <text:p text:style-name="P58">ORDER BY prod_id DESC</text:p>
      <text:p text:style-name="P57"/>
      <text:p text:style-name="P71"># GROUPING SETS</text:p>
      <text:p text:style-name="P59"><text:tab/>Putting multiple search criteria in one query instead of using UNION to join couple querries</text:p>
      <text:p text:style-name="P59"/>
      <text:p text:style-name="P64">Example</text:p>
      <text:p text:style-name="P59"/>
      <text:p text:style-name="P59">SELECT EXTRACT (YEAR FROM orderdate) AS "year",</text:p>
      <text:p text:style-name="P59"><text:s text:c="7"/>EXTRACT (MONTH FROM orderdate) AS "month",</text:p>
      <text:p text:style-name="P59"><text:s text:c="7"/>EXTRACT (DAY FROM orderdate) AS "day",</text:p>
      <text:p text:style-name="P59"><text:soft-page-break/><text:s text:c="7"/>sum(ol.quantity)</text:p>
      <text:p text:style-name="P59">FROM orderlines AS ol</text:p>
      <text:p text:style-name="P59">GROUP BY</text:p>
      <text:p text:style-name="P59"><text:s text:c="4"/>GROUPING SETS (</text:p>
      <text:p text:style-name="P59"><text:s text:c="8"/>(EXTRACT (YEAR FROM orderdate)),</text:p>
      <text:p text:style-name="P59"><text:s text:c="8"/>( <text:s text:c="3"/></text:p>
      <text:p text:style-name="P59"><text:s text:c="12"/>EXTRACT (YEAR FROM orderdate),</text:p>
      <text:p text:style-name="P59"><text:s text:c="12"/>EXTRACT (MONTH FROM orderdate)</text:p>
      <text:p text:style-name="P59"><text:s text:c="8"/>),</text:p>
      <text:p text:style-name="P59"><text:s text:c="8"/>(</text:p>
      <text:p text:style-name="P59"><text:s text:c="12"/>EXTRACT (YEAR FROM orderdate),</text:p>
      <text:p text:style-name="P59"><text:s text:c="12"/>EXTRACT (MONTH FROM orderdate),</text:p>
      <text:p text:style-name="P59"><text:s text:c="12"/>EXTRACT (DAY FROM orderdate)</text:p>
      <text:p text:style-name="P59"><text:s text:c="8"/>),</text:p>
      <text:p text:style-name="P59"><text:s text:c="8"/>(</text:p>
      <text:p text:style-name="P59"><text:s text:c="12"/>EXTRACT (MONTH FROM orderdate),</text:p>
      <text:p text:style-name="P59"><text:s text:c="12"/>EXTRACT (DAY FROM orderdate)</text:p>
      <text:p text:style-name="P59"><text:s text:c="8"/>),</text:p>
      <text:p text:style-name="P59"><text:s text:c="8"/>(EXTRACT (MONTH FROM orderdate)),</text:p>
      <text:p text:style-name="P59"><text:s text:c="8"/>(EXTRACT (DAY FROM orderdate)),</text:p>
      <text:p text:style-name="P59"><text:s text:c="8"/>()</text:p>
      <text:p text:style-name="P59"><text:s text:c="4"/>)</text:p>
      <text:p text:style-name="P59">ORDER BY </text:p>
      <text:p text:style-name="P59"><text:s text:c="4"/>EXTRACT (YEAR FROM orderdate),</text:p>
      <text:p text:style-name="P59"><text:s text:c="4"/>EXTRACT (MONTH FROM orderdate),</text:p>
      <text:p text:style-name="P59"><text:s text:c="4"/>EXTRACT (DAY FROM orderdate)</text:p>
      <text:p text:style-name="P57"/>
      <text:p text:style-name="P70">#<text:span text:style-name="T24">ROLLUP</text:span></text:p>
      <text:p text:style-name="P58"><text:tab/>Giving all the possible combinations between the given values</text:p>
      <text:p text:style-name="P58"/>
      <text:p text:style-name="P64">Example (The same we did above in GROUPING SETS in a simple way)</text:p>
      <text:p text:style-name="P64"/>
      <text:p text:style-name="P72">SELECT EXTRACT (YEAR FROM orderdate) AS "year",</text:p>
      <text:p text:style-name="P72"><text:s text:c="7"/>EXTRACT (MONTH FROM orderdate) AS "month",</text:p>
      <text:p text:style-name="P72"><text:s text:c="7"/>EXTRACT (DAY FROM orderdate) AS "day",</text:p>
      <text:p text:style-name="P72"><text:s text:c="7"/>sum(ol.quantity)</text:p>
      <text:p text:style-name="P72">FROM orderlines AS ol</text:p>
      <text:p text:style-name="P72">GROUP BY</text:p>
      <text:p text:style-name="P72"><text:s text:c="4"/>ROLLUP (</text:p>
      <text:p text:style-name="P72"><text:s text:c="8"/>EXTRACT (YEAR FROM orderdate),</text:p>
      <text:p text:style-name="P72"><text:s text:c="8"/>EXTRACT (MONTH FROM orderdate),</text:p>
      <text:p text:style-name="P72"><text:s text:c="8"/>EXTRACT (DAY FROM orderdate)</text:p>
      <text:p text:style-name="P72"><text:s text:c="4"/>)</text:p>
      <text:p text:style-name="P72">ORDER BY </text:p>
      <text:p text:style-name="P72"><text:s text:c="4"/>EXTRACT (YEAR FROM orderdate),</text:p>
      <text:p text:style-name="P72"><text:s text:c="4"/>EXTRACT (MONTH FROM orderdate),</text:p>
      <text:p text:style-name="P72"><text:s text:c="4"/>EXTRACT (DAY FROM orderdate)</text:p>
      <text:p text:style-name="P72"/>
      <text:p text:style-name="P75"># WINDOW FUNCTION</text:p>
      <text:p text:style-name="P73"><text:tab/>It calculates (whatever function we provide) from entire dataset, so like in the example underneath, max is calculated from the whole data and after that it takes first 100 from it.</text:p>
      <text:p text:style-name="P73"/>
      <text:p text:style-name="P65"><text:soft-page-break/></text:p>
      <text:p text:style-name="P65">Example (comparing highest salary to every other salaries)</text:p>
      <text:p text:style-name="P60"/>
      <text:p text:style-name="P60">SELECT *, </text:p>
      <text:p text:style-name="P60"><text:tab/>MAX(salary) OVER ()</text:p>
      <text:p text:style-name="P60">FROM salaries</text:p>
      <text:p text:style-name="P60">LIMIT 100</text:p>
      <text:p text:style-name="P59"/>
      <text:p text:style-name="P66">Example (getting current salary, knowing that the highest salary doesn't have to be the last one, so we cannot just use MAX())</text:p>
      <text:p text:style-name="P61"/>
      <text:p text:style-name="P61">SELECT DISTINCT e.emp_no,</text:p>
      <text:p text:style-name="P61"><text:s text:c="8"/>e.first_name,</text:p>
      <text:p text:style-name="P61"><text:s text:c="8"/>e.last_name,</text:p>
      <text:p text:style-name="P61"><text:s text:c="8"/>d.dept_name,</text:p>
      <text:p text:style-name="P61"><text:s text:c="8"/>LAST_VALUE(s.salary) OVER (</text:p>
      <text:p text:style-name="P61"><text:s text:c="12"/>PARTITION BY e.emp_no</text:p>
      <text:p text:style-name="P61"><text:s text:c="12"/>ORDER BY s.from_date</text:p>
      <text:p text:style-name="P61"><text:s text:c="12"/>RANGE BETWEEN UNBOUNDED PRECEDING AND UNBOUNDED FOLLOWING</text:p>
      <text:p text:style-name="P61"><text:s text:c="8"/>) AS "Current salary"</text:p>
      <text:p text:style-name="P61">FROM salaries AS s</text:p>
      <text:p text:style-name="P61">JOIN employees AS e USING(emp_no)</text:p>
      <text:p text:style-name="P61">JOIN dept_emp AS de USING(emp_no)</text:p>
      <text:p text:style-name="P61">JOIN departments AS d USING(dept_no)</text:p>
      <text:p text:style-name="P61">ORDER BY e.emp_no</text:p>
      <text:p text:style-name="P61"/>
      <text:p text:style-name="P61"/>
      <text:p text:style-name="P66">Comments:</text:p>
      <text:p text:style-name="P66">DISTINCT – it takes only singl<text:span text:style-name="T25">e</text:span> row of the value given, so we only get one value of emp_no</text:p>
      <text:p text:style-name="P66">LAST_VALUE ( we are getting the last value ....</text:p>
      <text:p text:style-name="P66">OVER( .... and we are going to use WINDOW FUNCTION</text:p>
      <text:p text:style-name="P66">and PARTITION BY emp_no (so we have groups of employee numbers)</text:p>
      <text:p text:style-name="P66">but ORDER BY s.from_date (so order that partition by from_date)</text:p>
      <text:p text:style-name="P66">and with using ... </text:p>
      <text:p text:style-name="P66">RANGE BETWEEN UNBOUNDED PRECEDING AND UNBOUNDED FOLLOWING</text:p>
      <text:p text:style-name="P66">(against this range go between everything that came before and everything that comes after and let's not follow that what ORDER BY usually does)</text:p>
      <text:p text:style-name="P67">AS "Current salary" (and get the current salary)</text:p>
      <text:p text:style-name="P67">and it it ordered by from_date so we can be sure that the last salary is at the bottom so on that we can use LAST_VALUE and be sure it is the last salary</text:p>
      <text:p text:style-name="P67"/>
      <text:p text:style-name="P68">Example (Show the population per continent)</text:p>
      <text:p text:style-name="P68"/>
      <text:p text:style-name="P68">SELECT DISTINCT continent,</text:p>
      <text:p text:style-name="P68"><text:s text:c="7"/>sum(population) OVER (</text:p>
      <text:p text:style-name="P68"><text:s text:c="8"/>PARTITION BY continent</text:p>
      <text:p text:style-name="P68"><text:s text:c="7"/>)</text:p>
      <text:p text:style-name="P68">FROM country </text:p>
      <text:p text:style-name="P68"/>
      <text:p text:style-name="P68">or it can be done like that:</text:p>
      <text:p text:style-name="P68"/>
      <text:p text:style-name="P68">SELECT</text:p>
      <text:p text:style-name="P68"><text:soft-page-break/><text:s text:c="2"/>DISTINCT continent,</text:p>
      <text:p text:style-name="P68"><text:s text:c="2"/>SUM(population) OVER w1 as"continent population"</text:p>
      <text:p text:style-name="P68">FROM country </text:p>
      <text:p text:style-name="P68">WINDOW w1 AS( PARTITION BY continent );</text:p>
      <text:p text:style-name="P68"/>
      <text:p text:style-name="P68"/>
      <text:p text:style-name="P69">Example ( to the example above add % of world population)</text:p>
      <text:p text:style-name="P69"/>
      <text:p text:style-name="P74">SELECT</text:p>
      <text:p text:style-name="P74"><text:s text:c="2"/>DISTINCT continent,</text:p>
      <text:p text:style-name="P74"><text:s text:c="2"/>SUM(population) OVER w1 as"continent population",</text:p>
      <text:p text:style-name="P74"><text:s text:c="2"/>CONCAT( </text:p>
      <text:p text:style-name="P74"><text:s text:c="6"/>ROUND( </text:p>
      <text:p text:style-name="P74"><text:s text:c="10"/>( </text:p>
      <text:p text:style-name="P74"><text:s text:c="12"/>SUM( population::float4 ) OVER w1 / </text:p>
      <text:p text:style-name="P74"><text:s text:c="12"/>SUM( population::float4 ) OVER() </text:p>
      <text:p text:style-name="P74"><text:s text:c="10"/>) * 100 <text:s text:c="3"/></text:p>
      <text:p text:style-name="P74"><text:s text:c="6"/>),'%' ) as "percentage of population"</text:p>
      <text:p text:style-name="P74">FROM country </text:p>
      <text:p text:style-name="P74">WINDOW w1 AS( PARTITION BY continent );</text:p>
      <text:p text:style-name="P74"/>
      <text:p text:style-name="P81">Example ( Get number of towns in regions – from France db)</text:p>
      <text:p text:style-name="P80"/>
      <text:p text:style-name="P80">SELECT DISTINCT r.id, r.name, COUNT(t.id) OVER( </text:p>
      <text:p text:style-name="P80">PARTITION BY r.id</text:p>
      <text:p text:style-name="P80">ORDER BY r.name</text:p>
      <text:p text:style-name="P80">) AS "Number of towns"</text:p>
      <text:p text:style-name="P80">from regions AS r</text:p>
      <text:p text:style-name="P80">JOIN departments AS d ON d.region = r.code</text:p>
      <text:p text:style-name="P80">JOIN towns AS t ON d.code = t.department</text:p>
      <text:p text:style-name="P80">ORDER BY r.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9M46S</meta:editing-duration>
    <meta:editing-cycles>31</meta:editing-cycles>
    <meta:generator>LibreOffice/5.4.3.2$Windows_x86 LibreOffice_project/92a7159f7e4af62137622921e809f8546db437e5</meta:generator>
    <dc:date>2021-02-03T07:13:25.564000000</dc:date>
    <meta:document-statistic meta:table-count="0" meta:image-count="0" meta:object-count="0" meta:page-count="8" meta:paragraph-count="286" meta:word-count="1631" meta:character-count="10559" meta:non-whitespace-character-count="8729"/>
    <meta:user-defined meta:name="Info 1"/>
    <meta:user-defined meta:name="Info 2"/>
    <meta:user-defined meta:name="Info 3"/>
    <meta:user-defined meta:name="Info 4"/>
  </office:meta>
</office:document-meta>
</file>